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807cm" table:align="left"/>
    </style:style>
    <style:style style:name="Table1.A" style:family="table-column">
      <style:table-column-properties style:column-width="2.489cm"/>
    </style:style>
    <style:style style:name="Table1.B" style:family="table-column">
      <style:table-column-properties style:column-width="5.31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8.011cm" fo:margin-left="0cm" table:align="left"/>
    </style:style>
    <style:style style:name="Table2.A" style:family="table-column">
      <style:table-column-properties style:column-width="4.108cm"/>
    </style:style>
    <style:style style:name="Table2.B" style:family="table-column">
      <style:table-column-properties style:column-width="6.683cm"/>
    </style:style>
    <style:style style:name="Table2.C" style:family="table-column">
      <style:table-column-properties style:column-width="7.22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8.011cm" fo:margin-left="0cm" table:align="left"/>
    </style:style>
    <style:style style:name="Table3.A" style:family="table-column">
      <style:table-column-properties style:column-width="6.498cm"/>
    </style:style>
    <style:style style:name="Table3.B" style:family="table-column">
      <style:table-column-properties style:column-width="11.513cm"/>
    </style:style>
    <style:style style:name="Table3.A1" style:family="table-cell">
      <style:table-cell-properties fo:padding="0cm" fo:border="none"/>
    </style:style>
    <style:style style:name="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P2" style:family="paragraph" style:parent-style-name="Footer">
      <style:paragraph-properties>
        <style:tab-stops>
          <style:tab-stop style:position="4.524cm"/>
          <style:tab-stop style:position="15cm"/>
          <style:tab-stop style:position="17cm"/>
        </style:tab-stops>
      </style:paragraph-properties>
      <style:text-properties officeooo:paragraph-rsid="01d21233"/>
    </style:style>
    <style:style style:name="P3" style:family="paragraph" style:parent-style-name="Standard">
      <style:text-properties style:text-underline-style="solid" style:text-underline-type="double" style:text-underline-width="auto" style:text-underline-color="font-color" officeooo:rsid="000c7fc1" officeooo:paragraph-rsid="000eb4fc"/>
    </style:style>
    <style:style style:name="P4" style:family="paragraph" style:parent-style-name="Standard">
      <style:text-properties officeooo:paragraph-rsid="000eb4fc"/>
    </style:style>
    <style:style style:name="P5" style:family="paragraph" style:parent-style-name="Standard">
      <style:text-properties officeooo:paragraph-rsid="0197d8d5"/>
    </style:style>
    <style:style style:name="P6" style:family="paragraph" style:parent-style-name="Standard">
      <style:text-properties officeooo:rsid="019ba2e5" officeooo:paragraph-rsid="019ba2e5"/>
    </style:style>
    <style:style style:name="P7" style:family="paragraph" style:parent-style-name="Standard">
      <style:text-properties officeooo:rsid="01b6aaed" officeooo:paragraph-rsid="01b6aaed"/>
    </style:style>
    <style:style style:name="P8" style:family="paragraph" style:parent-style-name="Standard">
      <style:text-properties officeooo:rsid="01b6aaed" officeooo:paragraph-rsid="01b8191a"/>
    </style:style>
    <style:style style:name="P9" style:family="paragraph" style:parent-style-name="Standard">
      <style:text-properties officeooo:rsid="01b8191a" officeooo:paragraph-rsid="01b8191a"/>
    </style:style>
    <style:style style:name="P10" style:family="paragraph" style:parent-style-name="Table_20_Contents">
      <style:text-properties officeooo:paragraph-rsid="000eb4fc"/>
    </style:style>
    <style:style style:name="P11" style:family="paragraph" style:parent-style-name="Table_20_Contents">
      <style:text-properties officeooo:rsid="000f5486" officeooo:paragraph-rsid="000f5486"/>
    </style:style>
    <style:style style:name="P12" style:family="paragraph" style:parent-style-name="Table_20_Contents">
      <style:text-properties officeooo:rsid="01959328" officeooo:paragraph-rsid="01959328"/>
    </style:style>
    <style:style style:name="P13" style:family="paragraph" style:parent-style-name="Table_20_Contents">
      <style:text-properties officeooo:rsid="01960393" officeooo:paragraph-rsid="01960393"/>
    </style:style>
    <style:style style:name="P14" style:family="paragraph" style:parent-style-name="Table_20_Contents">
      <style:text-properties officeooo:paragraph-rsid="0197d8d5"/>
    </style:style>
    <style:style style:name="P15" style:family="paragraph" style:parent-style-name="Table_20_Contents">
      <style:text-properties officeooo:rsid="019824df" officeooo:paragraph-rsid="019824df"/>
    </style:style>
    <style:style style:name="P16" style:family="paragraph" style:parent-style-name="Table_20_Contents">
      <style:text-properties officeooo:rsid="019a0d31" officeooo:paragraph-rsid="019a0d31"/>
    </style:style>
    <style:style style:name="P17" style:family="paragraph" style:parent-style-name="Table_20_Contents">
      <style:text-properties officeooo:rsid="019ba2e5" officeooo:paragraph-rsid="019ba2e5"/>
    </style:style>
    <style:style style:name="P18" style:family="paragraph" style:parent-style-name="Table_20_Contents">
      <style:text-properties officeooo:paragraph-rsid="019ba2e5"/>
    </style:style>
    <style:style style:name="P19" style:family="paragraph" style:parent-style-name="Table_20_Contents">
      <style:text-properties officeooo:paragraph-rsid="019c12ef"/>
    </style:style>
    <style:style style:name="P20" style:family="paragraph" style:parent-style-name="Table_20_Contents">
      <style:text-properties fo:font-weight="bold" officeooo:rsid="01970959" officeooo:paragraph-rsid="0197d8d5" style:font-weight-asian="bold" style:font-weight-complex="bold"/>
    </style:style>
    <style:style style:name="P21" style:family="paragraph" style:parent-style-name="Table_20_Contents">
      <style:text-properties officeooo:rsid="01a32fa0" officeooo:paragraph-rsid="01a32fa0"/>
    </style:style>
    <style:style style:name="P22" style:family="paragraph" style:parent-style-name="Text_20_body">
      <style:text-properties officeooo:rsid="01959328" officeooo:paragraph-rsid="01959328"/>
    </style:style>
    <style:style style:name="P23" style:family="paragraph" style:parent-style-name="Text_20_body">
      <style:text-properties officeooo:rsid="019f1517" officeooo:paragraph-rsid="019f1517"/>
    </style:style>
    <style:style style:name="P24" style:family="paragraph" style:parent-style-name="Text_20_body">
      <style:text-properties officeooo:rsid="01a466dd" officeooo:paragraph-rsid="01a466dd"/>
    </style:style>
    <style:style style:name="P25" style:family="paragraph" style:parent-style-name="Text_20_body">
      <style:text-properties officeooo:rsid="01a54129" officeooo:paragraph-rsid="01a54129"/>
    </style:style>
    <style:style style:name="P26" style:family="paragraph" style:parent-style-name="Text_20_body">
      <style:text-properties officeooo:rsid="01a54129" officeooo:paragraph-rsid="01b3aa02"/>
    </style:style>
    <style:style style:name="P27" style:family="paragraph" style:parent-style-name="Text_20_body">
      <style:text-properties officeooo:paragraph-rsid="01a54129"/>
    </style:style>
    <style:style style:name="P28" style:family="paragraph" style:parent-style-name="Text_20_body">
      <style:text-properties officeooo:paragraph-rsid="01b3aa02"/>
    </style:style>
    <style:style style:name="P29" style:family="paragraph" style:parent-style-name="Text_20_body">
      <style:text-properties officeooo:rsid="01ad8e6f" officeooo:paragraph-rsid="01ad8e6f"/>
    </style:style>
    <style:style style:name="P30" style:family="paragraph" style:parent-style-name="Text_20_body">
      <style:text-properties officeooo:rsid="01ad8e6f" officeooo:paragraph-rsid="01b3aa02"/>
    </style:style>
    <style:style style:name="P31" style:family="paragraph" style:parent-style-name="Text_20_body">
      <style:text-properties officeooo:rsid="01ae83ca" officeooo:paragraph-rsid="01ae83ca"/>
    </style:style>
    <style:style style:name="P32" style:family="paragraph" style:parent-style-name="Text_20_body">
      <style:text-properties officeooo:rsid="01ae83ca" officeooo:paragraph-rsid="01b3aa02"/>
    </style:style>
    <style:style style:name="P33" style:family="paragraph" style:parent-style-name="Text_20_body">
      <style:text-properties officeooo:rsid="01af8b18" officeooo:paragraph-rsid="01af8b18"/>
    </style:style>
    <style:style style:name="P34" style:family="paragraph" style:parent-style-name="Text_20_body">
      <style:text-properties officeooo:rsid="01af8b18" officeooo:paragraph-rsid="01b3aa02"/>
    </style:style>
    <style:style style:name="P35" style:family="paragraph" style:parent-style-name="Text_20_body">
      <style:text-properties officeooo:rsid="01b0b012" officeooo:paragraph-rsid="01b0b012"/>
    </style:style>
    <style:style style:name="P36" style:family="paragraph" style:parent-style-name="Text_20_body">
      <style:text-properties officeooo:rsid="01b2c4d3" officeooo:paragraph-rsid="01b2c4d3"/>
    </style:style>
    <style:style style:name="P37" style:family="paragraph" style:parent-style-name="Text_20_body">
      <style:text-properties officeooo:rsid="01b3aa02" officeooo:paragraph-rsid="01b3aa02"/>
    </style:style>
    <style:style style:name="P38" style:family="paragraph" style:parent-style-name="Text_20_body">
      <style:text-properties officeooo:rsid="01b6aaed" officeooo:paragraph-rsid="01b6aaed"/>
    </style:style>
    <style:style style:name="P39" style:family="paragraph" style:parent-style-name="Text_20_body">
      <style:text-properties officeooo:rsid="01b6aaed" officeooo:paragraph-rsid="01b8191a"/>
    </style:style>
    <style:style style:name="P40" style:family="paragraph" style:parent-style-name="Text_20_body">
      <style:text-properties officeooo:rsid="01b8191a" officeooo:paragraph-rsid="01b8191a"/>
    </style:style>
    <style:style style:name="P41" style:family="paragraph" style:parent-style-name="Text_20_body">
      <style:text-properties officeooo:paragraph-rsid="01b8191a"/>
    </style:style>
    <style:style style:name="P42" style:family="paragraph" style:parent-style-name="Contents_20_1">
      <style:paragraph-properties>
        <style:tab-stops>
          <style:tab-stop style:position="18.002cm" style:type="right" style:leader-style="dotted" style:leader-text="."/>
        </style:tab-stops>
      </style:paragraph-properties>
    </style:style>
    <style:style style:name="P43" style:family="paragraph" style:parent-style-name="Contents_20_2">
      <style:paragraph-properties>
        <style:tab-stops>
          <style:tab-stop style:position="17.503cm" style:type="right" style:leader-style="dotted" style:leader-text="."/>
        </style:tab-stops>
      </style:paragraph-properties>
    </style:style>
    <style:style style:name="P44" style:family="paragraph" style:parent-style-name="Preformatted_20_Text">
      <style:paragraph-properties fo:margin-left="1.251cm" fo:margin-right="0cm" fo:text-indent="0cm" style:auto-text-indent="false"/>
    </style:style>
    <style:style style:name="P45" style:family="paragraph" style:parent-style-name="Preformatted_20_Text">
      <style:paragraph-properties fo:margin-left="1.251cm" fo:margin-right="0cm" fo:text-indent="0cm" style:auto-text-indent="false"/>
      <style:text-properties officeooo:paragraph-rsid="01b3aa02"/>
    </style:style>
    <style:style style:name="P46" style:family="paragraph" style:parent-style-name="Preformatted_20_Text">
      <style:paragraph-properties fo:margin-left="1.251cm" fo:margin-right="0cm" fo:text-indent="0cm" style:auto-text-indent="false"/>
      <style:text-properties officeooo:paragraph-rsid="01b6aaed"/>
    </style:style>
    <style:style style:name="P47" style:family="paragraph" style:parent-style-name="Preformatted_20_Text">
      <style:paragraph-properties fo:margin-left="1.251cm" fo:margin-right="0cm" fo:text-indent="0cm" style:auto-text-indent="false"/>
      <style:text-properties officeooo:paragraph-rsid="01b8191a"/>
    </style:style>
    <style:style style:name="P48" style:family="paragraph" style:parent-style-name="Preformatted_20_Text">
      <style:paragraph-properties fo:margin-left="0cm" fo:margin-right="0cm" fo:text-indent="0cm" style:auto-text-indent="false"/>
      <style:text-properties officeooo:paragraph-rsid="01b3aa02"/>
    </style:style>
    <style:style style:name="P49" style:family="paragraph" style:parent-style-name="Title">
      <style:text-properties fo:font-size="20pt" style:font-size-asian="20pt" style:font-size-complex="20pt"/>
    </style:style>
    <style:style style:name="P50" style:family="paragraph" style:parent-style-name="Contents_20_1">
      <style:paragraph-properties>
        <style:tab-stops>
          <style:tab-stop style:position="18.002cm" style:type="right" style:leader-style="dotted" style:leader-text="."/>
        </style:tab-stops>
      </style:paragraph-properties>
    </style:style>
    <style:style style:name="P51" style:family="paragraph" style:parent-style-name="Contents_20_2">
      <style:paragraph-properties>
        <style:tab-stops>
          <style:tab-stop style:position="17.503cm" style:type="right" style:leader-style="dotted" style:leader-text="."/>
        </style:tab-stops>
      </style:paragraph-properties>
    </style:style>
    <style:style style:name="P52" style:family="paragraph" style:parent-style-name="Heading_20_2">
      <style:text-properties officeooo:rsid="01a54129" officeooo:paragraph-rsid="01a54129"/>
    </style:style>
    <style:style style:name="P53" style:family="paragraph" style:parent-style-name="Heading_20_2">
      <style:text-properties officeooo:rsid="01a54129" officeooo:paragraph-rsid="01b3aa02"/>
    </style:style>
    <style:style style:name="P54" style:family="paragraph" style:parent-style-name="Heading_20_2">
      <style:text-properties officeooo:paragraph-rsid="01b6aaed"/>
    </style:style>
    <style:style style:name="P55" style:family="paragraph" style:parent-style-name="Heading_20_2">
      <style:text-properties officeooo:rsid="01b6aaed" officeooo:paragraph-rsid="01b6aaed"/>
    </style:style>
    <style:style style:name="P56" style:family="paragraph" style:parent-style-name="Heading_20_2">
      <style:text-properties officeooo:rsid="01b6aaed" officeooo:paragraph-rsid="01b8191a"/>
    </style:style>
    <style:style style:name="P57" style:family="paragraph" style:parent-style-name="Heading_20_2">
      <style:text-properties officeooo:paragraph-rsid="01b3aa02"/>
    </style:style>
    <style:style style:name="P58" style:family="paragraph" style:parent-style-name="Heading_20_2">
      <style:text-properties style:font-name="Liberation Sans" fo:font-size="16.1000003814697pt" fo:font-weight="bold" officeooo:rsid="01b4c8fa" officeooo:paragraph-rsid="01b4c8fa" style:font-name-asian="Noto Sans CJK SC" style:font-size-asian="16.1000003814697pt" style:font-weight-asian="bold" style:font-name-complex="Lohit Devanagari" style:font-size-complex="16.1000003814697pt" style:font-weight-complex="bold"/>
    </style:style>
    <style:style style:name="P59" style:family="paragraph" style:parent-style-name="Heading_20_2">
      <style:text-properties officeooo:rsid="01b62fb8" officeooo:paragraph-rsid="01b62fb8"/>
    </style:style>
    <style:style style:name="P60" style:family="paragraph" style:parent-style-name="Preformatted_20_Text">
      <style:paragraph-properties fo:margin-left="1.251cm" fo:margin-right="0cm" fo:text-indent="0cm" style:auto-text-indent="false"/>
    </style:style>
    <style:style style:name="P61" style:family="paragraph" style:parent-style-name="Preformatted_20_Text">
      <style:paragraph-properties fo:margin-left="1.251cm" fo:margin-right="0cm" fo:text-indent="0cm" style:auto-text-indent="false"/>
      <style:text-properties officeooo:paragraph-rsid="01c4aaf8"/>
    </style:style>
    <style:style style:name="P62" style:family="paragraph" style:parent-style-name="Preformatted_20_Text">
      <style:paragraph-properties fo:margin-left="1.251cm" fo:margin-right="0cm" fo:text-indent="0cm" style:auto-text-indent="false"/>
      <style:text-properties officeooo:paragraph-rsid="01c8a094"/>
    </style:style>
    <style:style style:name="P63" style:family="paragraph" style:parent-style-name="Preformatted_20_Text">
      <style:paragraph-properties fo:margin-left="1.251cm" fo:margin-right="0cm" fo:text-indent="0cm" style:auto-text-indent="false"/>
      <style:text-properties officeooo:paragraph-rsid="01c8f020"/>
    </style:style>
    <style:style style:name="P64" style:family="paragraph" style:parent-style-name="Preformatted_20_Text">
      <style:paragraph-properties fo:margin-left="1.251cm" fo:margin-right="0cm" fo:text-indent="0cm" style:auto-text-indent="false"/>
      <style:text-properties officeooo:paragraph-rsid="01caaf75"/>
    </style:style>
    <style:style style:name="P65" style:family="paragraph" style:parent-style-name="Preformatted_20_Text">
      <style:paragraph-properties fo:margin-left="1.251cm" fo:margin-right="0cm" fo:text-indent="0cm" style:auto-text-indent="false"/>
      <style:text-properties officeooo:rsid="01baf429" officeooo:paragraph-rsid="01cb106a"/>
    </style:style>
    <style:style style:name="P66" style:family="paragraph" style:parent-style-name="Preformatted_20_Text">
      <style:paragraph-properties fo:margin-left="1.251cm" fo:margin-right="0cm" fo:text-indent="0cm" style:auto-text-indent="false"/>
      <style:text-properties officeooo:paragraph-rsid="01d04f9c"/>
    </style:style>
    <style:style style:name="P67" style:family="paragraph" style:parent-style-name="Standard" style:list-style-name="L2"/>
    <style:style style:name="P68" style:family="paragraph" style:parent-style-name="Standard" style:list-style-name="L2">
      <style:text-properties officeooo:paragraph-rsid="01b8191a"/>
    </style:style>
    <style:style style:name="P69" style:family="paragraph" style:parent-style-name="Standard" style:list-style-name="L2">
      <style:text-properties officeooo:rsid="01b6aaed" officeooo:paragraph-rsid="01b6aaed"/>
    </style:style>
    <style:style style:name="P70" style:family="paragraph" style:parent-style-name="Standard" style:list-style-name="L2">
      <style:text-properties officeooo:rsid="01b6aaed" officeooo:paragraph-rsid="01b8191a"/>
    </style:style>
    <style:style style:name="P71" style:family="paragraph" style:parent-style-name="Standard" style:list-style-name="L4"/>
    <style:style style:name="P72" style:family="paragraph" style:parent-style-name="Table_20_Contents" style:list-style-name="L1">
      <style:text-properties officeooo:rsid="01a32fa0" officeooo:paragraph-rsid="01a32fa0"/>
    </style:style>
    <style:style style:name="P73" style:family="paragraph" style:parent-style-name="Table_20_Contents">
      <style:text-properties officeooo:paragraph-rsid="0197d8d5"/>
    </style:style>
    <style:style style:name="P74" style:family="paragraph" style:parent-style-name="Table_20_Contents">
      <style:text-properties officeooo:rsid="019824df" officeooo:paragraph-rsid="019824df"/>
    </style:style>
    <style:style style:name="P75" style:family="paragraph" style:parent-style-name="Table_20_Contents">
      <style:text-properties officeooo:rsid="019824df" officeooo:paragraph-rsid="01bf0666"/>
    </style:style>
    <style:style style:name="P76" style:family="paragraph" style:parent-style-name="Table_20_Contents">
      <style:text-properties officeooo:rsid="019a0d31" officeooo:paragraph-rsid="019a0d31"/>
    </style:style>
    <style:style style:name="P77" style:family="paragraph" style:parent-style-name="Table_20_Contents">
      <style:text-properties officeooo:rsid="019a0d31" officeooo:paragraph-rsid="01bf0666"/>
    </style:style>
    <style:style style:name="P78" style:family="paragraph" style:parent-style-name="Table_20_Contents">
      <style:text-properties officeooo:rsid="01bf0666" officeooo:paragraph-rsid="01bf0666"/>
    </style:style>
    <style:style style:name="P79" style:family="paragraph" style:parent-style-name="Table_20_Contents">
      <style:text-properties officeooo:paragraph-rsid="01bf0666"/>
    </style:style>
    <style:style style:name="P80" style:family="paragraph" style:parent-style-name="Table_20_Contents" style:list-style-name="L1">
      <style:text-properties officeooo:rsid="01c18da3" officeooo:paragraph-rsid="01c18da3"/>
    </style:style>
    <style:style style:name="P81" style:family="paragraph" style:parent-style-name="Text_20_body">
      <style:text-properties officeooo:rsid="01a54129" officeooo:paragraph-rsid="01a54129"/>
    </style:style>
    <style:style style:name="P82" style:family="paragraph" style:parent-style-name="Text_20_body">
      <style:text-properties officeooo:rsid="01a54129" officeooo:paragraph-rsid="01b3aa02"/>
    </style:style>
    <style:style style:name="P83" style:family="paragraph" style:parent-style-name="Text_20_body">
      <style:text-properties officeooo:rsid="01baf429" officeooo:paragraph-rsid="01cb106a"/>
    </style:style>
    <style:style style:name="P84" style:family="paragraph" style:parent-style-name="Text_20_body" style:list-style-name="L3">
      <style:text-properties officeooo:rsid="01a669cb" officeooo:paragraph-rsid="01a669cb"/>
    </style:style>
    <style:style style:name="P85" style:family="paragraph" style:parent-style-name="Text_20_body" style:list-style-name="L3">
      <style:text-properties officeooo:rsid="01a669cb" officeooo:paragraph-rsid="01b3aa02"/>
    </style:style>
    <style:style style:name="P86" style:family="paragraph" style:parent-style-name="Text_20_body" style:list-style-name="L3">
      <style:text-properties officeooo:rsid="01ac1d31" officeooo:paragraph-rsid="01ac1d31"/>
    </style:style>
    <style:style style:name="P87" style:family="paragraph" style:parent-style-name="Text_20_body" style:list-style-name="L3">
      <style:text-properties officeooo:rsid="01ac1d31" officeooo:paragraph-rsid="01b3aa02"/>
    </style:style>
    <style:style style:name="P88" style:family="paragraph" style:parent-style-name="Text_20_body" style:list-style-name="L3">
      <style:text-properties officeooo:rsid="01b4c8fa" officeooo:paragraph-rsid="01b4c8fa"/>
    </style:style>
    <style:style style:name="P89" style:family="paragraph" style:parent-style-name="Text_20_body">
      <style:text-properties officeooo:rsid="01ae83ca" officeooo:paragraph-rsid="01b3aa02"/>
    </style:style>
    <style:style style:name="P90" style:family="paragraph" style:parent-style-name="Text_20_body">
      <style:text-properties officeooo:rsid="01b0b012" officeooo:paragraph-rsid="01b3aa02"/>
    </style:style>
    <style:style style:name="P91" style:family="paragraph" style:parent-style-name="Text_20_body">
      <style:text-properties officeooo:rsid="01b62fb8" officeooo:paragraph-rsid="01b62fb8"/>
    </style:style>
    <style:style style:name="P92" style:family="paragraph" style:parent-style-name="Text_20_body" style:list-style-name="L5">
      <style:text-properties officeooo:rsid="01b62fb8" officeooo:paragraph-rsid="01b62fb8"/>
    </style:style>
    <style:style style:name="P93" style:family="paragraph" style:parent-style-name="Text_20_body" style:list-style-name="L3">
      <style:text-properties officeooo:rsid="01c31d05" officeooo:paragraph-rsid="01c31d05"/>
    </style:style>
    <style:style style:name="T1" style:family="text">
      <style:text-properties fo:font-size="10pt" officeooo:rsid="000d0825" style:font-size-asian="10pt" style:font-size-complex="10pt"/>
    </style:style>
    <style:style style:name="T2" style:family="text">
      <style:text-properties fo:font-size="10pt" officeooo:rsid="01947b77" style:font-size-asian="10pt" style:font-size-complex="10pt"/>
    </style:style>
    <style:style style:name="T3" style:family="text">
      <style:text-properties officeooo:rsid="000f5486"/>
    </style:style>
    <style:style style:name="T4" style:family="text">
      <style:text-properties style:font-name="Liberation Sans" fo:font-size="28pt" fo:font-weight="bold" officeooo:rsid="01931313" style:font-name-asian="Noto Sans CJK SC" style:font-size-asian="28pt" style:font-weight-asian="bold" style:font-name-complex="Lohit Devanagari" style:font-size-complex="28pt" style:font-weight-complex="bold"/>
    </style:style>
    <style:style style:name="T5" style:family="text">
      <style:text-properties style:font-name="Liberation Sans" fo:font-weight="bold" style:font-name-asian="Noto Sans CJK SC" style:font-weight-asian="bold" style:font-name-complex="Lohit Devanagari" style:font-weight-complex="bold"/>
    </style:style>
    <style:style style:name="T6" style:family="text">
      <style:text-properties style:font-name="Liberation Sans" fo:font-weight="bold" officeooo:rsid="01931313" style:font-name-asian="Noto Sans CJK SC" style:font-weight-asian="bold" style:font-name-complex="Lohit Devanagari" style:font-weight-complex="bold"/>
    </style:style>
    <style:style style:name="T7" style:family="text">
      <style:text-properties officeooo:rsid="01931313"/>
    </style:style>
    <style:style style:name="T8" style:family="text">
      <style:text-properties officeooo:rsid="01959328"/>
    </style:style>
    <style:style style:name="T9" style:family="text">
      <style:text-properties officeooo:rsid="0197d8d5"/>
    </style:style>
    <style:style style:name="T10" style:family="text">
      <style:text-properties officeooo:rsid="019824df"/>
    </style:style>
    <style:style style:name="T11" style:family="text">
      <style:text-properties officeooo:rsid="019a0d31"/>
    </style:style>
    <style:style style:name="T12" style:family="text">
      <style:text-properties officeooo:rsid="019ba2e5"/>
    </style:style>
    <style:style style:name="T13" style:family="text">
      <style:text-properties officeooo:rsid="01a0d767"/>
    </style:style>
    <style:style style:name="T14" style:family="text">
      <style:text-properties officeooo:rsid="01a1355e"/>
    </style:style>
    <style:style style:name="T15" style:family="text">
      <style:text-properties officeooo:rsid="01a54129"/>
    </style:style>
    <style:style style:name="T16" style:family="text">
      <style:text-properties officeooo:rsid="01af8b18"/>
    </style:style>
    <style:style style:name="T17" style:family="text">
      <style:text-properties officeooo:rsid="01b3aa02"/>
    </style:style>
    <style:style style:name="T18" style:family="text">
      <style:text-properties officeooo:rsid="01b4c8fa"/>
    </style:style>
    <style:style style:name="T19" style:family="text">
      <style:text-properties officeooo:rsid="01b6aaed"/>
    </style:style>
    <style:style style:name="T20" style:family="text">
      <style:text-properties officeooo:rsid="01b8191a"/>
    </style:style>
    <style:style style:name="T21" style:family="text">
      <style:text-properties officeooo:rsid="01baf429"/>
    </style:style>
    <style:style style:name="T22" style:family="text">
      <style:text-properties officeooo:rsid="01bf0666"/>
    </style:style>
    <style:style style:name="T23" style:family="text">
      <style:text-properties officeooo:rsid="01c4aaf8"/>
    </style:style>
    <style:style style:name="T24" style:family="text">
      <style:text-properties officeooo:rsid="01c8a094"/>
    </style:style>
    <style:style style:name="T25" style:family="text">
      <style:text-properties officeooo:rsid="01c8f020"/>
    </style:style>
    <style:style style:name="T26" style:family="text">
      <style:text-properties officeooo:rsid="01c9fdbc"/>
    </style:style>
    <style:style style:name="T27" style:family="text">
      <style:text-properties officeooo:rsid="01caaf75"/>
    </style:style>
    <style:style style:name="T28" style:family="text">
      <style:text-properties style:font-name="Liberation Mono" fo:font-size="10pt" officeooo:rsid="01caaf75" style:font-name-asian="Noto Sans Mono CJK SC" style:font-size-asian="10pt" style:font-name-complex="Liberation Mono" style:font-size-complex="10pt"/>
    </style:style>
    <style:style style:name="T29" style:family="text">
      <style:text-properties officeooo:rsid="01cb106a"/>
    </style:style>
    <style:style style:name="T30" style:family="text">
      <style:text-properties officeooo:rsid="01d0d68a"/>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une NVMe Storage <text:span text:style-name="T4">Project</text:span></text:p>
      <text:p text:style-name="P49"><text:span text:style-name="T6">D</text:span><text:span text:style-name="T5">irectory layout and Coding Styles</text:span></text:p>
      <text:p text:style-name="P3"/>
      <table:table table:name="Table1" table:style-name="Table1">
        <table:table-column table:style-name="Table1.A"/>
        <table:table-column table:style-name="Table1.B"/>
        <table:table-row>
          <table:table-cell table:style-name="Table1.A1" office:value-type="string">
            <text:p text:style-name="P10">Project</text:p>
          </table:table-cell>
          <table:table-cell table:style-name="Table1.B1" office:value-type="string">
            <text:p text:style-name="P11">DuneNvme</text:p>
          </table:table-cell>
        </table:table-row>
        <table:table-row>
          <table:table-cell table:style-name="Table1.A2" office:value-type="string">
            <text:p text:style-name="P10">Date</text:p>
          </table:table-cell>
          <table:table-cell table:style-name="Table1.B2" office:value-type="string">
            <text:p text:style-name="P10">20<text:span text:style-name="T3">20-04-06</text:span></text:p>
          </table:table-cell>
        </table:table-row>
        <table:table-row>
          <table:table-cell table:style-name="Table1.A2" office:value-type="string">
            <text:p text:style-name="P10">Reference</text:p>
          </table:table-cell>
          <table:table-cell table:style-name="Table1.B2" office:value-type="string">
            <text:p text:style-name="P11">DuneNvmeStorage<text:span text:style-name="T7">Project</text:span></text:p>
          </table:table-cell>
        </table:table-row>
        <table:table-row>
          <table:table-cell table:style-name="Table1.A2" office:value-type="string">
            <text:p text:style-name="P10">Author</text:p>
          </table:table-cell>
          <table:table-cell table:style-name="Table1.B2" office:value-type="string">
            <text:p text:style-name="P10">Dr Terry Barnaby</text:p>
          </table:table-cell>
        </table:table-row>
      </table:tab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0"><text:a xlink:type="simple" xlink:href="#__RefHeading___Toc937_2430295726" text:style-name="Index_20_Link" text:visited-style-name="Index_20_Link">1. Introduction<text:tab/>1</text:a></text:p>
          <text:p text:style-name="P50"><text:a xlink:type="simple" xlink:href="#__RefHeading___Toc847_2149087467" text:style-name="Index_20_Link" text:visited-style-name="Index_20_Link">2. Directory Layout<text:tab/>2</text:a></text:p>
          <text:p text:style-name="P50"><text:a xlink:type="simple" xlink:href="#__RefHeading___Toc849_2149087467" text:style-name="Index_20_Link" text:visited-style-name="Index_20_Link">3. Makefiles<text:tab/>3</text:a></text:p>
          <text:p text:style-name="P50"><text:a xlink:type="simple" xlink:href="#__RefHeading___Toc851_2149087467" text:style-name="Index_20_Link" text:visited-style-name="Index_20_Link">4. Vivado Builds<text:tab/>3</text:a></text:p>
          <text:p text:style-name="P50"><text:a xlink:type="simple" xlink:href="#__RefHeading___Toc853_2149087467" text:style-name="Index_20_Link" text:visited-style-name="Index_20_Link">5. Software Style<text:tab/>3</text:a></text:p>
          <text:p text:style-name="P51"><text:a xlink:type="simple" xlink:href="#__RefHeading___Toc855_2149087467" text:style-name="Index_20_Link" text:visited-style-name="Index_20_Link">5.1. Object orientated Modules<text:tab/>3</text:a></text:p>
          <text:p text:style-name="P51"><text:a xlink:type="simple" xlink:href="#__RefHeading___Toc857_2149087467" text:style-name="Index_20_Link" text:visited-style-name="Index_20_Link">5.2. Descriptions and Comments<text:tab/>4</text:a></text:p>
          <text:p text:style-name="P51"><text:a xlink:type="simple" xlink:href="#__RefHeading___Toc859_2149087467" text:style-name="Index_20_Link" text:visited-style-name="Index_20_Link">5.3. Naming Convention<text:tab/>5</text:a></text:p>
          <text:p text:style-name="P51"><text:a xlink:type="simple" xlink:href="#__RefHeading___Toc861_2149087467" text:style-name="Index_20_Link" text:visited-style-name="Index_20_Link">5.4. Types<text:tab/>5</text:a></text:p>
          <text:p text:style-name="P51"><text:a xlink:type="simple" xlink:href="#__RefHeading___Toc863_2149087467" text:style-name="Index_20_Link" text:visited-style-name="Index_20_Link">5.5. Indents and Spacing<text:tab/>5</text:a></text:p>
          <text:p text:style-name="P51"><text:a xlink:type="simple" xlink:href="#__RefHeading___Toc865_2149087467" text:style-name="Index_20_Link" text:visited-style-name="Index_20_Link">5.6. File names<text:tab/>6</text:a></text:p>
          <text:p text:style-name="P51"><text:a xlink:type="simple" xlink:href="#__RefHeading___Toc867_2149087467" text:style-name="Index_20_Link" text:visited-style-name="Index_20_Link">5.7. Classes<text:tab/>6</text:a></text:p>
          <text:p text:style-name="P50"><text:a xlink:type="simple" xlink:href="#__RefHeading___Toc869_2149087467" text:style-name="Index_20_Link" text:visited-style-name="Index_20_Link">6. VHDL Style<text:tab/>6</text:a></text:p>
          <text:p text:style-name="P51"><text:a xlink:type="simple" xlink:href="#__RefHeading___Toc871_2149087467" text:style-name="Index_20_Link" text:visited-style-name="Index_20_Link">6.1. Modules<text:tab/>6</text:a></text:p>
          <text:p text:style-name="P51"><text:a xlink:type="simple" xlink:href="#__RefHeading___Toc873_2149087467" text:style-name="Index_20_Link" text:visited-style-name="Index_20_Link">6.2. Naming Convention<text:tab/>7</text:a></text:p>
          <text:p text:style-name="P51"><text:a xlink:type="simple" xlink:href="#__RefHeading___Toc875_2149087467" text:style-name="Index_20_Link" text:visited-style-name="Index_20_Link">6.3. State Machines<text:tab/>7</text:a></text:p>
          <text:p text:style-name="P51"><text:a xlink:type="simple" xlink:href="#__RefHeading___Toc877_2149087467" text:style-name="Index_20_Link" text:visited-style-name="Index_20_Link">6.4. Indents and Spacing<text:tab/>7</text:a></text:p>
          <text:p text:style-name="P51"><text:a xlink:type="simple" xlink:href="#__RefHeading___Toc879_2149087467" text:style-name="Index_20_Link" text:visited-style-name="Index_20_Link">6.5. File names<text:tab/>8</text:a></text:p>
          <text:p text:style-name="P51"><text:a xlink:type="simple" xlink:href="#__RefHeading___Toc881_2149087467" text:style-name="Index_20_Link" text:visited-style-name="Index_20_Link">6.6. Packages<text:tab/>8</text:a></text:p>
          <text:p text:style-name="P51"><text:a xlink:type="simple" xlink:href="#__RefHeading___Toc883_2149087467" text:style-name="Index_20_Link" text:visited-style-name="Index_20_Link">6.7. Descriptions and Comments<text:tab/>8</text:a></text:p>
        </text:index-body>
      </text:table-of-content>
      <text:p text:style-name="P4"/>
      <text:h text:style-name="Heading_20_1" text:outline-level="1"><text:bookmark-start text:name="__RefHeading___Toc937_2430295726"/>Introduction<text:bookmark-end text:name="__RefHeading___Toc937_2430295726"/></text:h>
      <text:p text:style-name="Text_20_body">This document describe<text:span text:style-name="T8">s</text:span> the <text:span text:style-name="T8">project directory and files layout for Beam FPGA projects along with information on the programming styles we use.</text:span></text:p>
      <text:p text:style-name="P22">We typically use VHDL or Verilog and the FPGA hardware description language and ‘C++’ and Python for the software programming languages <text:span text:style-name="T14">for various vendors FPGA’s</text:span>. We have used the following tools for the Dune NvmeStorage project.</text:p>
      <table:table table:name="Table2" table:style-name="Table2">
        <table:table-column table:style-name="Table2.A"/>
        <table:table-column table:style-name="Table2.B"/>
        <table:table-column table:style-name="Table2.C"/>
        <table:table-row>
          <table:table-cell table:style-name="Table2.A1" office:value-type="string">
            <text:p text:style-name="P12">Operating System</text:p>
          </table:table-cell>
          <table:table-cell table:style-name="Table2.A1" office:value-type="string">
            <text:p text:style-name="P12">Fedora 31</text:p>
          </table:table-cell>
          <table:table-cell table:style-name="Table2.C1" office:value-type="string">
            <text:p text:style-name="Table_20_Contents"/>
          </table:table-cell>
        </table:table-row>
        <table:table-row>
          <table:table-cell table:style-name="Table2.A2" office:value-type="string">
            <text:p text:style-name="P12">VHDL simulation</text:p>
          </table:table-cell>
          <table:table-cell table:style-name="Table2.A2" office:value-type="string">
            <text:p text:style-name="Table_20_Contents">ghdl and Xilinx Vivado 2019.2.1</text:p>
          </table:table-cell>
          <table:table-cell table:style-name="Table2.C2" office:value-type="string">
            <text:p text:style-name="Table_20_Contents"/>
          </table:table-cell>
        </table:table-row>
        <text:soft-page-break/>
        <table:table-row>
          <table:table-cell table:style-name="Table2.A2" office:value-type="string">
            <text:p text:style-name="P13">VHDL synthesis</text:p>
          </table:table-cell>
          <table:table-cell table:style-name="Table2.A2" office:value-type="string">
            <text:p text:style-name="Table_20_Contents">Xilinx Vivado 2019.2.1</text:p>
          </table:table-cell>
          <table:table-cell table:style-name="Table2.C2" office:value-type="string">
            <text:p text:style-name="Table_20_Contents"/>
          </table:table-cell>
        </table:table-row>
        <table:table-row>
          <table:table-cell table:style-name="Table2.A2" office:value-type="string">
            <text:p text:style-name="P13">C++ compiler</text:p>
          </table:table-cell>
          <table:table-cell table:style-name="Table2.A2" office:value-type="string">
            <text:p text:style-name="Table_20_Contents">Gcc 9.3.1</text:p>
          </table:table-cell>
          <table:table-cell table:style-name="Table2.C2" office:value-type="string">
            <text:p text:style-name="Table_20_Contents"/>
          </table:table-cell>
        </table:table-row>
        <table:table-row>
          <table:table-cell table:style-name="Table2.A2" office:value-type="string">
            <text:p text:style-name="P13">Python</text:p>
          </table:table-cell>
          <table:table-cell table:style-name="Table2.A2" office:value-type="string">
            <text:p text:style-name="Table_20_Contents">Python 3.7.6</text:p>
          </table:table-cell>
          <table:table-cell table:style-name="Table2.C2" office:value-type="string">
            <text:p text:style-name="Table_20_Contents"/>
          </table:table-cell>
        </table:table-row>
      </table:table>
      <text:p text:style-name="P22"/>
      <text:h text:style-name="Heading_20_1" text:outline-level="1"><text:bookmark-start text:name="__RefHeading___Toc847_2149087467"/>Directory Layout<text:bookmark-end text:name="__RefHeading___Toc847_2149087467"/></text:h>
      <text:p text:style-name="P23">The following shows a typical FPGA core’s directory tree. It includes all of the source code, test code and build directories to build the FPGA bit file and test software for the generated core. <text:span text:style-name="T13">We use the Make system to manage building both the software and FPGA bitfiles.</text:span></text:p>
      <table:table table:name="Table3" table:style-name="Table3">
        <table:table-column table:style-name="Table3.A"/>
        <table:table-column table:style-name="Table3.B"/>
        <table:table-row>
          <table:table-cell table:style-name="Table3.A1" table:number-columns-spanned="2" office:value-type="string">
            <text:p text:style-name="P20">DuneNvmeStorageTest</text:p>
          </table:table-cell>
          <table:covered-table-cell/>
        </table:table-row>
        <table:table-row>
          <table:table-cell table:style-name="Table3.A1" office:value-type="string">
            <text:p text:style-name="P14">├── Makefile</text:p>
          </table:table-cell>
          <table:table-cell table:style-name="Table3.A1" office:value-type="string">
            <text:p text:style-name="P15">Overall build control makefile</text:p>
          </table:table-cell>
        </table:table-row>
        <table:table-row>
          <table:table-cell table:style-name="Table3.A1" office:value-type="string">
            <text:p text:style-name="P14"/>
          </table:table-cell>
          <table:table-cell table:style-name="Table3.A1" office:value-type="string">
            <text:p text:style-name="P15"/>
          </table:table-cell>
        </table:table-row>
        <table:table-row>
          <table:table-cell table:style-name="Table3.A1" office:value-type="string">
            <text:p text:style-name="P14">├── <text:span text:style-name="T22">doc</text:span></text:p>
          </table:table-cell>
          <table:table-cell table:style-name="Table3.A1" office:value-type="string">
            <text:p text:style-name="P78">Documents</text:p>
          </table:table-cell>
        </table:table-row>
        <table:table-row>
          <table:table-cell table:style-name="Table3.A1" office:value-type="string">
            <text:p text:style-name="P14">│   ├── Readme.pdf</text:p>
          </table:table-cell>
          <table:table-cell table:style-name="Table3.A1" office:value-type="string">
            <text:p text:style-name="P75">Readme source for subtree</text:p>
          </table:table-cell>
        </table:table-row>
        <table:table-row>
          <table:table-cell table:style-name="Table3.A1" office:value-type="string">
            <text:p text:style-name="P79">│   └── <text:span text:style-name="T9">*</text:span></text:p>
          </table:table-cell>
          <table:table-cell table:style-name="Table3.A1" office:value-type="string">
            <text:p text:style-name="P77">G<text:span text:style-name="T22">eneral document files</text:span></text:p>
          </table:table-cell>
        </table:table-row>
        <table:table-row>
          <table:table-cell table:style-name="Table3.A1" office:value-type="string">
            <text:p text:style-name="P14"/>
          </table:table-cell>
          <table:table-cell table:style-name="Table3.A1" office:value-type="string">
            <text:p text:style-name="P16"/>
          </table:table-cell>
        </table:table-row>
        <table:table-row>
          <table:table-cell table:style-name="Table3.A1" office:value-type="string">
            <text:p text:style-name="P14">├── <text:span text:style-name="T22">docsrc</text:span></text:p>
          </table:table-cell>
          <table:table-cell table:style-name="Table3.A1" office:value-type="string">
            <text:p text:style-name="P78">Document source files</text:p>
          </table:table-cell>
        </table:table-row>
        <table:table-row>
          <table:table-cell table:style-name="Table3.A1" office:value-type="string">
            <text:p text:style-name="P14">│   ├── <text:span text:style-name="T22">Makefile</text:span></text:p>
          </table:table-cell>
          <table:table-cell table:style-name="Table3.A1" office:value-type="string">
            <text:p text:style-name="P75">M<text:span text:style-name="T22">akefile to build and install documents including doxygen</text:span></text:p>
          </table:table-cell>
        </table:table-row>
        <table:table-row>
          <table:table-cell table:style-name="Table3.A1" office:value-type="string">
            <text:p text:style-name="P79">│   └── <text:span text:style-name="T9">*</text:span></text:p>
          </table:table-cell>
          <table:table-cell table:style-name="Table3.A1" office:value-type="string">
            <text:p text:style-name="P77">G<text:span text:style-name="T22">eneral document source files</text:span></text:p>
          </table:table-cell>
        </table:table-row>
        <table:table-row>
          <table:table-cell table:style-name="Table3.A1" office:value-type="string">
            <text:p text:style-name="P14"/>
          </table:table-cell>
          <table:table-cell table:style-name="Table3.A1" office:value-type="string">
            <text:p text:style-name="P16"/>
          </table:table-cell>
        </table:table-row>
        <table:table-row>
          <table:table-cell table:style-name="Table3.A1" office:value-type="string">
            <text:p text:style-name="P14">├── src</text:p>
          </table:table-cell>
          <table:table-cell table:style-name="Table3.A1" office:value-type="string">
            <text:p text:style-name="P16">VHDL/Verilog HDL source code</text:p>
          </table:table-cell>
        </table:table-row>
        <table:table-row>
          <table:table-cell table:style-name="Table3.A1" office:value-type="string">
            <text:p text:style-name="P14">│   ├── <text:span text:style-name="T9">*</text:span>.vhd</text:p>
          </table:table-cell>
          <table:table-cell table:style-name="Table3.A1" office:value-type="string">
            <text:p text:style-name="P16">VHDL source files</text:p>
          </table:table-cell>
        </table:table-row>
        <table:table-row>
          <table:table-cell table:style-name="Table3.A1" office:value-type="string">
            <text:p text:style-name="P14">│   ├── <text:span text:style-name="T9">*</text:span>.xdc</text:p>
          </table:table-cell>
          <table:table-cell table:style-name="Table3.A1" office:value-type="string">
            <text:p text:style-name="P16">FPGA Constraint files</text:p>
          </table:table-cell>
        </table:table-row>
        <table:table-row>
          <table:table-cell table:style-name="Table3.A1" office:value-type="string">
            <text:p text:style-name="P14">│   ├── ip</text:p>
          </table:table-cell>
          <table:table-cell table:style-name="Table3.A1" office:value-type="string">
            <text:p text:style-name="P17">FPGA IP core definition source files</text:p>
          </table:table-cell>
        </table:table-row>
        <table:table-row>
          <table:table-cell table:style-name="Table3.A1" office:value-type="string">
            <text:p text:style-name="P19">│   │   └── <text:span text:style-name="T9">*</text:span>.xci</text:p>
          </table:table-cell>
          <table:table-cell table:style-name="Table3.A1" office:value-type="string">
            <text:p text:style-name="P17">FPGA IP core definition source files</text:p>
          </table:table-cell>
        </table:table-row>
        <table:table-row>
          <table:table-cell table:style-name="Table3.A1" office:value-type="string">
            <text:p text:style-name="P14"/>
          </table:table-cell>
          <table:table-cell table:style-name="Table3.A1" office:value-type="string">
            <text:p text:style-name="P17"/>
          </table:table-cell>
        </table:table-row>
        <table:table-row>
          <table:table-cell table:style-name="Table3.A1" office:value-type="string">
            <text:p text:style-name="P14">├── test</text:p>
          </table:table-cell>
          <table:table-cell table:style-name="Table3.A1" office:value-type="string">
            <text:p text:style-name="P17">Test software</text:p>
          </table:table-cell>
        </table:table-row>
        <table:table-row>
          <table:table-cell table:style-name="Table3.A1" office:value-type="string">
            <text:p text:style-name="P14">│   ├── Makefile</text:p>
          </table:table-cell>
          <table:table-cell table:style-name="Table3.A1" office:value-type="string">
            <text:p text:style-name="P17">Test software overall Makefile for build</text:p>
          </table:table-cell>
        </table:table-row>
        <table:table-row>
          <table:table-cell table:style-name="Table3.A1" office:value-type="string">
            <text:p text:style-name="P14">│   └── <text:span text:style-name="T12">*.[h,c++]</text:span></text:p>
          </table:table-cell>
          <table:table-cell table:style-name="Table3.A1" office:value-type="string">
            <text:p text:style-name="P17">Test software source files</text:p>
          </table:table-cell>
        </table:table-row>
        <table:table-row>
          <table:table-cell table:style-name="Table3.A1" office:value-type="string">
            <text:p text:style-name="P14">│   ├── bfpga_driver</text:p>
          </table:table-cell>
          <table:table-cell table:style-name="Table3.A1" office:value-type="string">
            <text:p text:style-name="P17">The Beam bfpga FPGA Linux driver for Xilinx XDMA PCIe core</text:p>
          </table:table-cell>
        </table:table-row>
        <table:table-row>
          <table:table-cell table:style-name="Table3.A1" office:value-type="string">
            <text:p text:style-name="P18">│   │   ├── <text:span text:style-name="T12">Makefile</text:span></text:p>
          </table:table-cell>
          <table:table-cell table:style-name="Table3.A1" office:value-type="string">
            <text:p text:style-name="P17">The bfpga software build Makefile</text:p>
          </table:table-cell>
        </table:table-row>
        <table:table-row>
          <table:table-cell table:style-name="Table3.A1" office:value-type="string">
            <text:p text:style-name="P14">│   │   ├── <text:span text:style-name="T9">*</text:span>.<text:span text:style-name="T12">[h</text:span>c<text:span text:style-name="T12">]</text:span></text:p>
          </table:table-cell>
          <table:table-cell table:style-name="Table3.A1" office:value-type="string">
            <text:p text:style-name="P14"><text:span text:style-name="T12">Bfpga </text:span>‘<text:span text:style-name="T12">C’ source files</text:span></text:p>
          </table:table-cell>
        </table:table-row>
        <table:table-row>
          <table:table-cell table:style-name="Table3.A1" office:value-type="string">
            <text:p text:style-name="P14"/>
          </table:table-cell>
          <table:table-cell table:style-name="Table3.A1" office:value-type="string">
            <text:p text:style-name="P15"/>
          </table:table-cell>
        </table:table-row>
        <table:table-row>
          <table:table-cell table:style-name="Table3.A1" office:value-type="string">
            <text:p text:style-name="P14">├── sim</text:p>
          </table:table-cell>
          <table:table-cell table:style-name="Table3.A1" office:value-type="string">
            <text:p text:style-name="P15">Simulation of FPGA hardware</text:p>
          </table:table-cell>
        </table:table-row>
        <table:table-row>
          <table:table-cell table:style-name="Table3.A1" office:value-type="string">
            <text:p text:style-name="P14">│   ├── Makefile</text:p>
          </table:table-cell>
          <table:table-cell table:style-name="Table3.A1" office:value-type="string">
            <text:p text:style-name="P15">Build and run test simulation</text:p>
          </table:table-cell>
        </table:table-row>
        <table:table-row>
          <table:table-cell table:style-name="Table3.A1" office:value-type="string">
            <text:p text:style-name="P14">│   ├── testbench</text:p>
          </table:table-cell>
          <table:table-cell table:style-name="Table3.A1" office:value-type="string">
            <text:p text:style-name="P15">Simulation testbench sources and output files</text:p>
          </table:table-cell>
        </table:table-row>
        <table:table-row>
          <table:table-cell table:style-name="Table3.A1" office:value-type="string">
            <text:p text:style-name="P14">│   │   ├── <text:span text:style-name="T10">test*</text:span>.vhd</text:p>
          </table:table-cell>
          <table:table-cell table:style-name="Table3.A1" office:value-type="string">
            <text:p text:style-name="P14"/>
          </table:table-cell>
        </table:table-row>
        <table:table-row>
          <table:table-cell table:style-name="Table3.A1" office:value-type="string">
            <text:p text:style-name="P14">│   │   ├── test<text:span text:style-name="T10">*</text:span>.sav</text:p>
          </table:table-cell>
          <table:table-cell table:style-name="Table3.A1" office:value-type="string">
            <text:p text:style-name="P14"/>
          </table:table-cell>
        </table:table-row>
        <table:table-row>
          <table:table-cell table:style-name="Table3.A1" office:value-type="string">
            <text:p text:style-name="P14">│   ├── bin</text:p>
          </table:table-cell>
          <table:table-cell table:style-name="Table3.A1" office:value-type="string">
            <text:p text:style-name="P15">Tool program directory</text:p>
          </table:table-cell>
        </table:table-row>
        <table:table-row>
          <table:table-cell table:style-name="Table3.A1" office:value-type="string">
            <text:p text:style-name="P14">│   ├── isim</text:p>
          </table:table-cell>
          <table:table-cell table:style-name="Table3.A1" office:value-type="string">
            <text:p text:style-name="P15">Xilinx isim working directory</text:p>
          </table:table-cell>
        </table:table-row>
        <table:table-row>
          <table:table-cell table:style-name="Table3.A1" office:value-type="string">
            <text:p text:style-name="P14">│   ├── simu</text:p>
          </table:table-cell>
          <table:table-cell table:style-name="Table3.A1" office:value-type="string">
            <text:p text:style-name="P15"><text:span text:style-name="T11">W</text:span>orking directory</text:p>
          </table:table-cell>
        </table:table-row>
        <table:table-row>
          <table:table-cell table:style-name="Table3.A1" office:value-type="string">
            <text:p text:style-name="P14">│   └── work</text:p>
          </table:table-cell>
          <table:table-cell table:style-name="Table3.A1" office:value-type="string">
            <text:p text:style-name="P15">ghdl working directory</text:p>
          </table:table-cell>
        </table:table-row>
        <table:table-row>
          <table:table-cell table:style-name="Table3.A1" office:value-type="string">
            <text:p text:style-name="P14"/>
          </table:table-cell>
          <table:table-cell table:style-name="Table3.A1" office:value-type="string">
            <text:p text:style-name="P16"/>
          </table:table-cell>
        </table:table-row>
        <table:table-row>
          <table:table-cell table:style-name="Table3.A1" office:value-type="string">
            <text:p text:style-name="P14">├── tools</text:p>
          </table:table-cell>
          <table:table-cell table:style-name="Table3.A1" office:value-type="string">
            <text:p text:style-name="P17">Tools directory</text:p>
          </table:table-cell>
        </table:table-row>
        <table:table-row>
          <table:table-cell table:style-name="Table3.A1" office:value-type="string">
            <text:p text:style-name="P14">│   ├── pciRescan</text:p>
          </table:table-cell>
          <table:table-cell table:style-name="Table3.A1" office:value-type="string">
            <text:p text:style-name="P17">Rescan PCIe bus for PCIe devices</text:p>
          </table:table-cell>
        </table:table-row>
        <text:soft-page-break/>
        <table:table-row>
          <table:table-cell table:style-name="Table3.A1" office:value-type="string">
            <text:p text:style-name="P14">│   └── pciReset</text:p>
          </table:table-cell>
          <table:table-cell table:style-name="Table3.A1" office:value-type="string">
            <text:p text:style-name="P17">Reset Bfpga FPGA device</text:p>
          </table:table-cell>
        </table:table-row>
        <table:table-row>
          <table:table-cell table:style-name="Table3.A1" office:value-type="string">
            <text:p text:style-name="P14"/>
          </table:table-cell>
          <table:table-cell table:style-name="Table3.A1" office:value-type="string">
            <text:p text:style-name="P17"/>
          </table:table-cell>
        </table:table-row>
        <table:table-row>
          <table:table-cell table:style-name="Table3.A1" office:value-type="string">
            <text:p text:style-name="P14">└── vivado</text:p>
          </table:table-cell>
          <table:table-cell table:style-name="Table3.A1" office:value-type="string">
            <text:p text:style-name="P17">Vivado synthesis build</text:p>
          </table:table-cell>
        </table:table-row>
        <table:table-row>
          <table:table-cell table:style-name="Table3.A1" office:value-type="string">
            <text:p text:style-name="P14">    ├── Makefile</text:p>
          </table:table-cell>
          <table:table-cell table:style-name="Table3.A1" office:value-type="string">
            <text:p text:style-name="P17">FPGA synthesis build makefile</text:p>
          </table:table-cell>
        </table:table-row>
        <table:table-row>
          <table:table-cell table:style-name="Table3.A1" office:value-type="string">
            <text:p text:style-name="P5">    ├── <text:s/>vivado.mk</text:p>
          </table:table-cell>
          <table:table-cell table:style-name="Table3.A1" office:value-type="string">
            <text:p text:style-name="P6">FPGA build makefile rules</text:p>
          </table:table-cell>
        </table:table-row>
        <table:table-row>
          <table:table-cell table:style-name="Table3.A1" office:value-type="string">
            <text:p text:style-name="P14">    ├── rev</text:p>
          </table:table-cell>
          <table:table-cell table:style-name="Table3.A1" office:value-type="string">
            <text:p text:style-name="P17">Directory to hold final build bit files</text:p>
          </table:table-cell>
        </table:table-row>
        <table:table-row>
          <table:table-cell table:style-name="Table3.A1" office:value-type="string">
            <text:p text:style-name="P14">    └── <text:span text:style-name="T9">*</text:span></text:p>
          </table:table-cell>
          <table:table-cell table:style-name="Table3.A1" office:value-type="string">
            <text:p text:style-name="P17">Vivado working build directories and files</text:p>
          </table:table-cell>
        </table:table-row>
      </table:table>
      <text:p text:style-name="P14"/>
      <text:h text:style-name="Heading_20_1" text:outline-level="1"><text:bookmark-start text:name="__RefHeading___Toc849_2149087467"/>Makefiles<text:bookmark-end text:name="__RefHeading___Toc849_2149087467"/></text:h>
      <text:p text:style-name="P21">We use the GNU “make” system to manage the building of both software and FPGA bitfiles from the source code. All of the “Makefiles” have the following major targets along with other specific targets:</text:p>
      <text:p text:style-name="P21"/>
      <text:list xml:id="list3534470893" text:style-name="L1">
        <text:list-item>
          <text:p text:style-name="P72">all:<text:tab/><text:tab/>Builds the software/FPGA bit file</text:p>
        </text:list-item>
        <text:list-item>
          <text:p text:style-name="P72">clean:<text:tab/><text:tab/>Cleans all of the build files</text:p>
        </text:list-item>
        <text:list-item>
          <text:p text:style-name="P72">distclean:<text:tab/>A more fuller clean of the directory tree</text:p>
        </text:list-item>
        <text:list-item>
          <text:p text:style-name="P80">install:<text:tab/><text:tab/>Install to appropriate location</text:p>
        </text:list-item>
        <text:list-item>
          <text:p text:style-name="P80">program:<text:tab/>Program an FPGA with a bitfile</text:p>
        </text:list-item>
      </text:list>
      <text:h text:style-name="Heading_20_1" text:outline-level="1"><text:bookmark-start text:name="__RefHeading___Toc851_2149087467"/>Vivado Builds<text:bookmark-end text:name="__RefHeading___Toc851_2149087467"/></text:h>
      <text:p text:style-name="P24">We also use the make system to build FPGA bit files. In the vivado directory there is a master Makefile that describes the various source file used for the build and uses the vivado.mk makefile rules file to generate the FPGA bitfile from the sources. The build tree is compatible with the vivado GUI. So once the build system, has generated the Vivado projects &lt;project&gt;.xpr file the vivado GUI can be run using that project definition file.</text:p>
      <text:p text:style-name="P24">If new Xilinx IP cores are generated, the make target sync_ip can be used to copy the *.xci files into the main source tree location.</text:p>
      <text:p text:style-name="P24">The “rev” directory contains previous built bitfiles.</text:p>
      <text:p text:style-name="P24">Apart from the makefile and vivado.mk all other files in the vivado directory are temporary files created by the vivado system.</text:p>
      <text:h text:style-name="Heading_20_1" text:outline-level="1"><text:bookmark-start text:name="__RefHeading___Toc853_2149087467"/>Software Style<text:bookmark-end text:name="__RefHeading___Toc853_2149087467"/></text:h>
      <text:p text:style-name="P25">Beam uses an object oriented style for all of its software designs. We have build an extensive portfolio of tools and software libraries to help us with this. Some of our key policies include:</text:p>
      <text:h text:style-name="P52" text:outline-level="2"><text:bookmark-start text:name="__RefHeading___Toc855_2149087467"/><text:span text:style-name="T17">Object orientated </text:span>Modules<text:bookmark-end text:name="__RefHeading___Toc855_2149087467"/></text:h>
      <text:p text:style-name="P25">We strongly design the system using a modular structure. Where possible we design these modules/<text:span text:style-name="T17">classes</text:span> for re-use and where appropriate add them to our standard libraries so they can be further developed and used in other projects.</text:p>
      <text:p text:style-name="P25">We use a consumer/producer style when designing modules. When we design a module we design it for the consumer as first priority. That is we consider what the user of the module would want from it and <text:soft-page-break/>provide an API suited to the users needs. The API will use function and data names orientated to the users domain. The modules internals will use function and data names as suited for internal use only.</text:p>
      <text:p text:style-name="P37">Where possible we abstract functional design to higher levels and hide the details of operation in lower level modules.</text:p>
      <text:p text:style-name="P29">All primary user functionality functions would be listed first and the more in-depth, internal functions listed last so the core functionality is more obvious to see.</text:p>
      <text:h text:style-name="P55" text:outline-level="2"><text:bookmark-start text:name="__RefHeading___Toc857_2149087467"/>Descriptions and Comments<text:bookmark-end text:name="__RefHeading___Toc857_2149087467"/></text:h>
      <text:p text:style-name="P38">At the top of each file there should be a description of the file and its contents. This should at a minimum describe:</text:p>
      <text:list xml:id="list605728076" text:style-name="L2">
        <text:list-item>
          <text:p text:style-name="P67"><text:span text:style-name="T19">The f</text:span>ile<text:span text:style-name="T19">s</text:span> name.</text:p>
        </text:list-item>
        <text:list-item>
          <text:p text:style-name="P67">Short Title describing its use.</text:p>
        </text:list-item>
        <text:list-item>
          <text:p text:style-name="P69">The company and author.</text:p>
        </text:list-item>
        <text:list-item>
          <text:p text:style-name="P69">The date the file was originally created.</text:p>
        </text:list-item>
        <text:list-item>
          <text:p text:style-name="P69">Any short copyright notices possibly pointing to an overall code copyright/license description file.</text:p>
        </text:list-item>
        <text:list-item>
          <text:p text:style-name="P69">A short description on what the code does, should be used for and special notes on its operation.</text:p>
        </text:list-item>
      </text:list>
      <text:p text:style-name="P7"/>
      <text:p text:style-name="P9">An example for ‘C++’:</text:p>
      <text:p text:style-name="P44">/******************************************************************************</text:p>
      <text:p text:style-name="P44"><text:s/>*<text:tab/>test_nvme.cpp<text:tab/>Test of FPGA NVME access over PCIe DMA channels</text:p>
      <text:p text:style-name="P64"><text:s/>*<text:tab/><text:span text:style-name="T28">Fred.Jones</text:span>,<text:tab/>Beam Ltd, 2020-03-01</text:p>
      <text:p text:style-name="P44"><text:s/>*<text:tab/>Copyright (c) 2020 All Right Reserved, Beam Ltd, http://www.beam.ltd.uk</text:p>
      <text:p text:style-name="P44"><text:s/>******************************************************************************</text:p>
      <text:p text:style-name="P44"><text:s/>*</text:p>
      <text:p text:style-name="P46"><text:s/>* This is a simple test program that uses the Xilinx xdma Linux driver to</text:p>
      <text:p text:style-name="P46"><text:s/><text:span text:style-name="T19">*</text:span> access an Nvme device on a KCU105 with the test009-nvme bit file running.</text:p>
      <text:p text:style-name="P44"><text:s/>*</text:p>
      <text:p text:style-name="P44"><text:s/>*/</text:p>
      <text:p text:style-name="Text_20_body">In code <text:span text:style-name="T20">comments should be placed where needed to provide notes on the operation. However the code and the function/variable names used should be as self documenting as possible.</text:span></text:p>
      <text:p text:style-name="P40">Code comment start markers should match the doxygen comment tag style so that automatically generated documentation can be used.</text:p>
      <text:p text:style-name="P44">/<text:span text:style-name="T21">*******************************************************************</text:span></text:p>
      <text:p text:style-name="P44"><text:s/><text:span text:style-name="T21">*<text:tab/></text:span>test_nvme.cpp Test of FPGA NVME access over PCIe DMA channels</text:p>
      <text:p text:style-name="P44"><text:s/>*<text:tab/><text:span text:style-name="T28">Fred.Jones</text:span>,<text:tab/>Beam Ltd, 2020-03-01</text:p>
      <text:p text:style-name="P44"><text:s/><text:span text:style-name="T21">*******************************************************************</text:span></text:p>
      <text:p text:style-name="P44"><text:s/><text:span text:style-name="T25">*/</text:span></text:p>
      <text:p text:style-name="P44">/**</text:p>
      <text:p text:style-name="P66"><text:s/>* @file<text:tab/><text:tab/>test_nvme.cpp</text:p>
      <text:p text:style-name="P66"><text:s/>* @class<text:tab/><text:tab/><text:span text:style-name="T30">Control</text:span></text:p>
      <text:p text:style-name="P44"><text:s/>* @author<text:tab/><text:tab/><text:span text:style-name="T25">Fred Jones</text:span> (<text:span text:style-name="T25">fred.jones</text:span>@beam.ltd.uk)</text:p>
      <text:p text:style-name="P44"><text:s/>* @date<text:tab/><text:tab/>2020-03-13</text:p>
      <text:p text:style-name="P44"><text:s/>* @version<text:tab/><text:tab/>0.0.1</text:p>
      <text:p text:style-name="P44"><text:s/>*</text:p>
      <text:p text:style-name="P44"><text:s/>* @brief</text:p>
      <text:p text:style-name="P44"><text:s/>* This is a simple test program.</text:p>
      <text:p text:style-name="P44"><text:s/><text:span text:style-name="T27">*</text:span></text:p>
      <text:p text:style-name="P44"><text:s/>* @details</text:p>
      <text:p text:style-name="P44"><text:s/>* <text:span text:style-name="T27">Some details on this.</text:span></text:p>
      <text:p text:style-name="P44"><text:soft-page-break/><text:s/>*/</text:p>
      <text:p text:style-name="P62"/>
      <text:p text:style-name="P83"><text:span text:style-name="T29">For class definitions use the following syntax above the class name:</text:span></text:p>
      <text:p text:style-name="P65">/// <text:span text:style-name="T29">Text</text:span></text:p>
      <text:p text:style-name="P83">and for in-line comments:</text:p>
      <text:p text:style-name="P44">///&lt; <text:span text:style-name="T29">Text</text:span></text:p>
      <text:h text:style-name="P54" text:outline-level="2"><text:bookmark-start text:name="__RefHeading___Toc859_2149087467"/>Naming Convention<text:bookmark-end text:name="__RefHeading___Toc859_2149087467"/></text:h>
      <text:p text:style-name="P27"><text:span text:style-name="T15">We generally use </text:span>CamelCase <text:span text:style-name="T15">for the names of items (capital letters separate words) while sometimes using lower case with an underscore separator when we are producing code that will work with existing code that uses this naming style.</text:span></text:p>
      <text:list xml:id="list1330253678" text:style-name="L3">
        <text:list-item>
          <text:p text:style-name="P84">All type names and constants start with a capital letter.</text:p>
        </text:list-item>
        <text:list-item>
          <text:p text:style-name="P86">All object/variable instances and function names start with a lower case character.</text:p>
        </text:list-item>
        <text:list-item>
          <text:p text:style-name="P86">All pre-processor macros are in upper case.</text:p>
        </text:list-item>
        <text:list-item>
          <text:p text:style-name="P86">All names should be meaningful, but not to long, to help with documenting the operation of the code.</text:p>
        </text:list-item>
        <text:list-item>
          <text:p text:style-name="P86">All object instance variables should start with the letter “o” to differentiate them from function arguments which often would have the same basic name.</text:p>
        </text:list-item>
      </text:list>
      <text:h text:style-name="Heading_20_2" text:outline-level="2"><text:bookmark-start text:name="__RefHeading___Toc861_2149087467"/>Types<text:bookmark-end text:name="__RefHeading___Toc861_2149087467"/></text:h>
      <text:p text:style-name="P31">All user type names begin with a capital letter. Our standard beam-lib libraries provide fixed bit width types suitable for micro-controllers as well as large desktop/server processing systems. These include types such as:</text:p>
      <text:list xml:id="list3878907284" text:style-name="L4">
        <text:list-item>
          <text:p text:style-name="P71">BUInt32<text:tab/>32 bit unsigned integer</text:p>
        </text:list-item>
        <text:list-item>
          <text:p text:style-name="P71">BInt32<text:tab/><text:tab/>32 bit signed integer</text:p>
        </text:list-item>
        <text:list-item>
          <text:p text:style-name="P71">BUInt8<text:tab/>8 bit unsigned byte</text:p>
        </text:list-item>
      </text:list>
      <text:h text:style-name="Heading_20_2" text:outline-level="2"><text:bookmark-start text:name="__RefHeading___Toc863_2149087467"/>Indents <text:span text:style-name="T16">and Spacing</text:span><text:bookmark-end text:name="__RefHeading___Toc863_2149087467"/></text:h>
      <text:p text:style-name="P29">We use the tab character for intents with editors normally set for 8 spaces per tab, but the user can control this using their editors controls based on their viewing needs. We try and keep the level of indents relatively low to aid code readability, moving code to functions where the depth would become excessive.</text:p>
      <text:p text:style-name="P31">We try and keep vertical spacing the the minimum, so more code can be seen on a screen. An example C++ member function would look like:</text:p>
      <text:p text:style-name="P44">BUInt32 MyClass::subtractValues(BUInt32 a, BUInt32 b){</text:p>
      <text:p text:style-name="P44"><text:tab/>if(a &gt; b){</text:p>
      <text:p text:style-name="P44"><text:tab/><text:tab/>return a – b;</text:p>
      <text:p text:style-name="P44"><text:tab/>}</text:p>
      <text:p text:style-name="P44"><text:tab/>else {</text:p>
      <text:p text:style-name="P44"><text:tab/><text:tab/>return 0;</text:p>
      <text:p text:style-name="P44"><text:tab/>}</text:p>
      <text:p text:style-name="P44">}</text:p>
      <text:p text:style-name="Text_20_body"><text:soft-page-break/></text:p>
      <text:p text:style-name="Text_20_body">Blocks start <text:span text:style-name="T16">with the ‘{‘ character </text:span>on the <text:span text:style-name="T16">end of the </text:span>line <text:span text:style-name="T16">starting the block. Then end with a ‘}’ lining up with the indent level of the whole block.</text:span></text:p>
      <text:p text:style-name="P33">Spaces are used to separate operator characters and comma characters, but no spaces are used around brackets to reduce horizontal spacing and to make code more readable (in our eyes!).</text:p>
      <text:h text:style-name="Heading_20_2" text:outline-level="2"><text:bookmark-start text:name="__RefHeading___Toc865_2149087467"/>File names<text:bookmark-end text:name="__RefHeading___Toc865_2149087467"/></text:h>
      <text:p text:style-name="P35">All classes have a “*.h” interface description file and a “*.c++” implementation file with the same name as the class. Generally only one class is define in a file, but if the class is part of a larger module set, there may be dependent classes with the same file set.</text:p>
      <text:h text:style-name="Heading_20_2" text:outline-level="2"><text:bookmark-start text:name="__RefHeading___Toc867_2149087467"/>Classes<text:bookmark-end text:name="__RefHeading___Toc867_2149087467"/></text:h>
      <text:p text:style-name="P36">All classes should have a constructor to initialise all member data items. They may also have an init() function that is used to initialise the runtime state of the objects created at a later stage than object creation.</text:p>
      <text:p text:style-name="P36">Generally all data members and all internal functions should be set to private or protected.</text:p>
      <text:h text:style-name="Heading_20_1" text:outline-level="1"><text:bookmark-start text:name="__RefHeading___Toc869_2149087467"/>VHDL Style<text:bookmark-end text:name="__RefHeading___Toc869_2149087467"/></text:h>
      <text:p text:style-name="P37">As we program in many software languages as well as in HDL’s we try and keep similar “programming” styles for both. Unfortunately VHDL is an old and limited language which makes this difficult to achieve. It is also a case insensitive language, but that does not discount the use of character case to enhance readability.</text:p>
      <text:h text:style-name="P53" text:outline-level="2"><text:bookmark-start text:name="__RefHeading___Toc871_2149087467"/>Modules<text:bookmark-end text:name="__RefHeading___Toc871_2149087467"/></text:h>
      <text:p text:style-name="P26">We strongly design the system using a modular structure. Where possible we design these modules for re-use and where appropriate add them to our standard libraries so they can be further developed and used in other projects.</text:p>
      <text:p text:style-name="P26">We use a consumer/producer style when designing modules. When we design a module we design it for the consumer as first priority. That is we consider what the user of the module would want from it and provide an API suited to the users needs. The API will use generic constants and signal port names orientated to the users domain. The modules internals will use constants, variables and signa names as suited for internal use only.</text:p>
      <text:p text:style-name="P37">Where possible we abstract functional design to higher levels and hide the details of operation in lower level modules.</text:p>
      <text:p text:style-name="P30">All primary user <text:span text:style-name="T17">ports</text:span> would be listed first and <text:span text:style-name="T17">in order of functionality. Where possible signal sets will be abstracted into records.</text:span></text:p>
      <text:h text:style-name="P57" text:outline-level="2"><text:bookmark-start text:name="__RefHeading___Toc873_2149087467"/><text:soft-page-break/>Naming Convention<text:bookmark-end text:name="__RefHeading___Toc873_2149087467"/></text:h>
      <text:p text:style-name="P28"><text:span text:style-name="T15">We generally use </text:span>CamelCase <text:span text:style-name="T15">for the names of items (capital letters separate words) while sometimes using lower case with an underscore separator when we are producing code that will work with existing code that uses this naming style.</text:span></text:p>
      <text:list xml:id="list101535883916075" text:continue-list="list1330253678" text:style-name="L3">
        <text:list-item>
          <text:p text:style-name="P85">All type, component names and constants start with a capital letter.</text:p>
        </text:list-item>
        <text:list-item>
          <text:p text:style-name="P87">All signal/variable instances and function names start with a lower case character.</text:p>
        </text:list-item>
        <text:list-item>
          <text:p text:style-name="P87">All <text:span text:style-name="T18">global constants</text:span> are in upper case.</text:p>
        </text:list-item>
        <text:list-item>
          <text:p text:style-name="P87">All names should be meaningful, but not to long, to help with documenting the operation of the code.</text:p>
        </text:list-item>
        <text:list-item>
          <text:p text:style-name="P87">All <text:span text:style-name="T18">ports should have names that reflect their status such as input and output ports.</text:span></text:p>
        </text:list-item>
        <text:list-item>
          <text:p text:style-name="P93">Names can end with: “_n” for inverted logic signal, “_i” for input, “_o” for output, “_l” for a local signal that will be output.</text:p>
        </text:list-item>
        <text:list-item>
          <text:p text:style-name="P88">All record and subtype names should end with “Type” to differentiate them as well as start with a capital letter.</text:p>
        </text:list-item>
      </text:list>
      <text:h text:style-name="P58" text:outline-level="2"><text:bookmark-start text:name="__RefHeading___Toc875_2149087467"/>State Machines<text:bookmark-end text:name="__RefHeading___Toc875_2149087467"/></text:h>
      <text:p text:style-name="P32">All state machines should use a StateType to define the state machines state. The state variable/signal should include the text “state”.</text:p>
      <text:h text:style-name="P57" text:outline-level="2"><text:bookmark-start text:name="__RefHeading___Toc877_2149087467"/>Indents <text:span text:style-name="T16">and Spacing</text:span><text:bookmark-end text:name="__RefHeading___Toc877_2149087467"/></text:h>
      <text:p text:style-name="P30">We use the tab character for intents with editors normally set for 8 spaces per tab, but the user can control this using their editors controls based on their viewing needs. We try and keep the level of indents relatively low to aid code readability, moving code to functions where the depth would become excessive.</text:p>
      <text:p text:style-name="P32">We try and keep vertical spacing the the minimum, so more code can be seen on a screen. An example <text:span text:style-name="T18">VHDL Process</text:span> would look like:</text:p>
      <text:p text:style-name="P45">-- Process register access</text:p>
      <text:p text:style-name="P45">process(clk)</text:p>
      <text:p text:style-name="P45">begin</text:p>
      <text:p text:style-name="P45"><text:tab/>if(rising_edge(clk)) then</text:p>
      <text:p text:style-name="P45"><text:tab/><text:tab/>if(reset = '1') then</text:p>
      <text:p text:style-name="P45"><text:tab/><text:tab/><text:tab/>reg_control<text:tab/>&lt;= (others =&gt; '0');</text:p>
      <text:p text:style-name="P45"><text:tab/><text:tab/><text:tab/>reg_test1<text:tab/>&lt;= (others =&gt; '0');</text:p>
      <text:p text:style-name="P45"><text:tab/><text:tab/><text:tab/>reg_test2<text:tab/>&lt;= (others =&gt; '0');</text:p>
      <text:p text:style-name="P45"><text:tab/><text:tab/><text:tab/>reg_test3<text:tab/>&lt;= (others =&gt; '0');</text:p>
      <text:p text:style-name="P45"><text:tab/><text:tab/><text:tab/>reg_test4<text:tab/>&lt;= (others =&gt; '0');</text:p>
      <text:p text:style-name="P45"><text:tab/><text:tab/><text:tab/>reg_test5<text:tab/>&lt;= (others =&gt; '0');</text:p>
      <text:p text:style-name="P45"><text:tab/><text:tab/><text:tab/>state<text:tab/><text:tab/>&lt;= STATE_<text:span text:style-name="T18">START</text:span>;</text:p>
      <text:p text:style-name="P45"><text:tab/><text:tab/>else</text:p>
      <text:p text:style-name="P45"><text:tab/><text:tab/><text:tab/>case(state) is</text:p>
      <text:p text:style-name="P45"><text:tab/><text:tab/><text:tab/>when STATE_<text:span text:style-name="T18">START</text:span> =&gt;</text:p>
      <text:p text:style-name="P45"><text:tab/><text:tab/><text:tab/><text:tab/>axil1Out.arready<text:tab/>&lt;= '0';</text:p>
      <text:p text:style-name="P45"><text:tab/><text:tab/><text:tab/><text:tab/>axil1Out.rvalid<text:tab/>&lt;= '0';</text:p>
      <text:p text:style-name="P45"><text:soft-page-break/><text:tab/><text:tab/><text:tab/><text:tab/>axil1Out.awready<text:tab/>&lt;= '0';</text:p>
      <text:p text:style-name="P45"><text:tab/><text:tab/><text:tab/><text:tab/>axil1Out.wready<text:tab/>&lt;= '0';</text:p>
      <text:p text:style-name="P45"><text:tab/><text:tab/><text:tab/><text:tab/>state<text:tab/><text:tab/><text:tab/>&lt;= STATE_<text:span text:style-name="T18">IDLE</text:span>;</text:p>
      <text:p text:style-name="P45"><text:tab/><text:tab/><text:tab/><text:span text:style-name="T18">end case;</text:span></text:p>
      <text:p text:style-name="P45"><text:tab/><text:tab/><text:span text:style-name="T18">end if;</text:span></text:p>
      <text:p text:style-name="P48"><text:tab/><text:tab/><text:span text:style-name="T18">end if;</text:span></text:p>
      <text:p text:style-name="P48"><text:tab/><text:span text:style-name="T18">end process;</text:span></text:p>
      <text:p text:style-name="P28"/>
      <text:p text:style-name="P28">Blocks start <text:span text:style-name="T16">with the ‘begin‘ text on the next line</text:span> <text:span text:style-name="T16">starting the block. Then end with a ‘end &lt;type&gt;;’ lining up with the indent level of the whole block.</text:span></text:p>
      <text:p text:style-name="P34">Spaces are used to separate operator characters and comma characters, but no spaces are used around brackets to reduce horizontal spacing and to make code more readable (in our eyes!).</text:p>
      <text:h text:style-name="P57" text:outline-level="2"><text:bookmark-start text:name="__RefHeading___Toc879_2149087467"/>File names<text:bookmark-end text:name="__RefHeading___Toc879_2149087467"/></text:h>
      <text:p text:style-name="P90">All modules have a “*.vhd” file with the same name as the VHDL module/component.</text:p>
      <text:h text:style-name="P59" text:outline-level="2"><text:bookmark-start text:name="__RefHeading___Toc881_2149087467"/>Packages<text:bookmark-end text:name="__RefHeading___Toc881_2149087467"/></text:h>
      <text:p text:style-name="P91">Where possible we use higher level abstraction for signal sets etc. We normally define records and types in packages for this purpose. There are normally two packages in use:</text:p>
      <text:list xml:id="list1383274362" text:style-name="L5">
        <text:list-item>
          <text:p text:style-name="P92">External definitions package: This defines the records, types, constants and functions for a top level module/component that will be used by external systems. This may be defined by the external system itself.</text:p>
        </text:list-item>
        <text:list-item>
          <text:p text:style-name="P92">Internal definitions package: This defines the records, types, constants and functions for the internal modules/components of the tope level module/component. External systems do not see or use these.</text:p>
        </text:list-item>
      </text:list>
      <text:h text:style-name="P56" text:outline-level="2"><text:bookmark-start text:name="__RefHeading___Toc883_2149087467"/>Descriptions and Comments<text:bookmark-end text:name="__RefHeading___Toc883_2149087467"/></text:h>
      <text:p text:style-name="P39">At the top of each file there should be a description of the file and its contents. This should at a minimum describe:</text:p>
      <text:list xml:id="list101536121510746" text:continue-list="list605728076" text:style-name="L2">
        <text:list-item>
          <text:p text:style-name="P68"><text:span text:style-name="T19">The f</text:span>ile<text:span text:style-name="T19">s</text:span> name.</text:p>
        </text:list-item>
        <text:list-item>
          <text:p text:style-name="P68">Short Title describing its use.</text:p>
        </text:list-item>
        <text:list-item>
          <text:p text:style-name="P70">The company and author.</text:p>
        </text:list-item>
        <text:list-item>
          <text:p text:style-name="P70">The date the file was originally created.</text:p>
        </text:list-item>
        <text:list-item>
          <text:p text:style-name="P70">Any short copyright notices possibly pointing to an overall code copyright/license description file.</text:p>
        </text:list-item>
        <text:list-item>
          <text:p text:style-name="P70">A short description on what the code does, should be used for and special notes on its operation.</text:p>
        </text:list-item>
      </text:list>
      <text:p text:style-name="P8"/>
      <text:p text:style-name="P9">An example:</text:p>
      <text:p text:style-name="P47">-------------------------------------------------------------------------------</text:p>
      <text:p text:style-name="P47">--<text:tab/>NvmeStorage.vhd<text:tab/>Nvme storage access module</text:p>
      <text:p text:style-name="P47">--<text:tab/><text:span text:style-name="T26">Fred.Jones</text:span>,<text:tab/>Beam Ltd.<text:tab/>2020-02-28</text:p>
      <text:p text:style-name="P47">-------------------------------------------------------------------------------</text:p>
      <text:p text:style-name="P61">--!</text:p>
      <text:p text:style-name="P63">--! @class<text:tab/><text:tab/>NvmeStorage</text:p>
      <text:p text:style-name="P61">--! @author<text:tab/><text:tab/><text:span text:style-name="T25">Fred Jones</text:span> (<text:span text:style-name="T25">fred.jones</text:span>@beam.ltd.uk)</text:p>
      <text:p text:style-name="P61"><text:soft-page-break/>--! @date<text:tab/><text:tab/>2020-03-13</text:p>
      <text:p text:style-name="P61">--! @version<text:tab/>0.0.1</text:p>
      <text:p text:style-name="P61">--!</text:p>
      <text:p text:style-name="P61">--! @brief</text:p>
      <text:p text:style-name="P61">--! This is a very basic module.</text:p>
      <text:p text:style-name="P61">--!</text:p>
      <text:p text:style-name="P61">--! @details</text:p>
      <text:p text:style-name="P61">--! This is <text:span text:style-name="T23">some more detailed description.</text:span></text:p>
      <text:p text:style-name="P61">--!</text:p>
      <text:p text:style-name="P47"/>
      <text:p text:style-name="P41">In code <text:span text:style-name="T20">comments should be placed where needed to provide notes on the operation. However the code and the function/variable names used should be as self documenting as possible.</text:span></text:p>
      <text:p text:style-name="P40">Code comment start markers should match the doxygen comment tag style so that automatically generated documentation can be used.</text:p>
      <text:p text:style-name="P44">--! Mux first input</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Text_20_body" style:class="extra">
      <style:paragraph-properties fo:margin-top="0cm" fo:margin-bottom="0cm" loext:contextual-spacing="false" fo:line-height="10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505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Visited_20_Internet_20_Link" style:display-name="Visited Internet Link" style:family="text">
      <style:text-properties fo:color="#800000" style:text-line-through-style="none" style:text-line-through-type="none" fo:language="zxx" fo:country="none" style:text-underline-style="none" fo:font-weight="normal" style:text-blinking="false" fo:background-color="transparent" style:language-asian="zxx" style:country-asian="none" style:font-weight-asian="normal" style:language-complex="zxx" style:country-complex="none" style:font-weight-complex="normal" style:text-overline-style="none" style:text-ov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suffix="."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MP2" style:family="paragraph" style:parent-style-name="Footer">
      <style:paragraph-properties>
        <style:tab-stops>
          <style:tab-stop style:position="4.524cm"/>
          <style:tab-stop style:position="15cm"/>
          <style:tab-stop style:position="17cm"/>
        </style:tab-stops>
      </style:paragraph-properties>
      <style:text-properties officeooo:paragraph-rsid="01d21233"/>
    </style:style>
    <style:style style:name="MT1" style:family="text">
      <style:text-properties fo:font-size="10pt" officeooo:rsid="000d0825" style:font-size-asian="10pt" style:font-size-complex="10pt"/>
    </style:style>
    <style:style style:name="MT2" style:family="text">
      <style:text-properties fo:font-size="10pt" officeooo:rsid="01947b77" style:font-size-asian="10pt" style:font-size-complex="10pt"/>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EAM <text:s text:c="6"/></text:p>
      </style:header>
      <style:footer>
        <text:p text:style-name="MP2"><text:span text:style-name="MT1">Dune NVMe Storage P</text:span><text:span text:style-name="MT2">roject</text:span><text:span text:style-name="MT1">, Beam Ltd<text:tab/>Page: </text:span><text:span text:style-name="MT1"><text:page-number text:select-page="current">9</text:page-number></text:span><text:span text:style-name="MT1"><text:s/>of </text:span><text:span text:style-name="MT1"><text:page-count>9</text:page-count></text:span></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05T07:53:06.463761234</meta:creation-date>
    <dc:date>2020-04-07T10:15:25.055616080</dc:date>
    <meta:editing-duration>P1DT20H8M9S</meta:editing-duration>
    <meta:editing-cycles>388</meta:editing-cycles>
    <meta:generator>LibreOffice/6.3.5.2$Linux_X86_64 LibreOffice_project/30$Build-2</meta:generator>
    <dc:creator>Terry Barnaby</dc:creator>
    <meta:document-statistic meta:table-count="3" meta:image-count="0" meta:object-count="0" meta:page-count="9" meta:paragraph-count="290" meta:word-count="2523" meta:character-count="15168" meta:non-whitespace-character-count="12813"/>
  </office:meta>
</office:document-meta>
</file>